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383cm" style:contextual-spacing="false"/>
      <style:text-properties style:font-name="Calibri Light" fo:font-size="12pt" officeooo:paragraph-rsid="00212da5" style:font-size-asian="12pt" style:font-name-complex="Calibri Light2" style:font-size-complex="12pt"/>
    </style:style>
    <style:style style:name="P2" style:family="paragraph" style:parent-style-name="Standard">
      <style:paragraph-properties fo:margin-top="0.101cm" fo:margin-bottom="0.383cm" style:contextual-spacing="false"/>
      <style:text-properties officeooo:paragraph-rsid="00212da5"/>
    </style:style>
    <style:style style:name="P3" style:family="paragraph" style:parent-style-name="Standard">
      <style:paragraph-properties fo:margin-left="0cm" fo:margin-right="0cm" fo:margin-top="0.101cm" fo:margin-bottom="0.383cm" style:contextual-spacing="false" fo:text-indent="0cm" style:auto-text-indent="false"/>
      <style:text-properties officeooo:paragraph-rsid="00212da5"/>
    </style:style>
    <style:style style:name="P4" style:family="paragraph" style:parent-style-name="Standard">
      <style:paragraph-properties fo:margin-top="0.101cm" fo:margin-bottom="0.383cm" style:contextual-spacing="false"/>
      <style:text-properties officeooo:paragraph-rsid="002a9013"/>
    </style:style>
    <style:style style:name="P5" style:family="paragraph" style:parent-style-name="Standard">
      <style:paragraph-properties fo:margin-top="0.101cm" fo:margin-bottom="0.383cm" style:contextual-spacing="false"/>
      <style:text-properties style:font-name="Calibri Light3" fo:font-size="9pt" officeooo:rsid="002a9013" officeooo:paragraph-rsid="002a9013" style:font-size-asian="9pt" style:font-size-complex="9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officeooo:paragraph-rsid="002a9013"/>
    </style:style>
    <style:style style:name="P7" style:family="paragraph" style:parent-style-name="Standard" style:list-style-name="L1">
      <style:paragraph-properties fo:margin-top="0.101cm" fo:margin-bottom="0.383cm" style:contextual-spacing="false"/>
      <style:text-properties officeooo:paragraph-rsid="0022c32f"/>
    </style:style>
    <style:style style:name="P8" style:family="paragraph" style:parent-style-name="Standard" style:list-style-name="L1">
      <style:paragraph-properties fo:margin-top="0.101cm" fo:margin-bottom="0.383cm" style:contextual-spacing="false"/>
      <style:text-properties officeooo:paragraph-rsid="002a9013"/>
    </style:style>
    <style:style style:name="P9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paragraph-rsid="0022c32f" style:font-size-asian="11pt" style:font-size-complex="11pt"/>
    </style:style>
    <style:style style:name="P10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paragraph-rsid="002a9013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rsid="001726ab" officeooo:paragraph-rsid="0022c32f" style:font-size-asian="11pt" style:font-size-complex="11pt"/>
    </style:style>
    <style:style style:name="P12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rsid="002a9013" officeooo:paragraph-rsid="002a9013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fo:font-weight="normal" officeooo:rsid="002a9013" officeooo:paragraph-rsid="002a9013" style:font-size-asian="11pt" style:font-weight-asian="normal" style:font-name-complex="Calibri Light2" style:font-size-complex="11pt" style:font-weight-complex="normal"/>
    </style:style>
    <style:style style:name="P14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9pt" officeooo:rsid="002a9013" officeooo:paragraph-rsid="002a9013" style:font-size-asian="9pt" style:font-size-complex="9pt"/>
    </style:style>
    <style:style style:name="P15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9pt" fo:font-weight="normal" officeooo:rsid="002a9013" officeooo:paragraph-rsid="002a9013" style:font-size-asian="9pt" style:font-weight-asian="normal" style:font-name-complex="Calibri Light2" style:font-size-complex="9pt" style:font-weight-complex="normal"/>
    </style:style>
    <style:style style:name="P16" style:family="paragraph" style:parent-style-name="Standard" style:list-style-name="L1">
      <style:paragraph-properties fo:margin-top="0.101cm" fo:margin-bottom="0.383cm" style:contextual-spacing="false"/>
      <style:text-properties fo:font-size="9pt" fo:font-style="normal" officeooo:paragraph-rsid="002a9013" style:font-size-asian="9pt" style:font-style-asian="normal" style:font-size-complex="9pt" style:font-style-complex="normal"/>
    </style:style>
    <style:style style:name="T1" style:family="text">
      <style:text-properties style:font-name="Calibri Light" fo:font-size="12pt" fo:font-weight="bold" officeooo:rsid="001726ab" style:font-size-asian="12pt" style:font-weight-asian="bold" style:font-name-complex="Calibri Light2" style:font-size-complex="12pt"/>
    </style:style>
    <style:style style:name="T2" style:family="text">
      <style:text-properties style:font-name="Calibri Light" fo:font-size="12pt" fo:font-weight="bold" officeooo:rsid="0015a2d9" style:font-size-asian="12pt" style:font-weight-asian="bold" style:font-name-complex="Calibri Light2" style:font-size-complex="12pt"/>
    </style:style>
    <style:style style:name="T3" style:family="text">
      <style:text-properties style:font-name="Calibri Light" fo:font-size="12pt" fo:font-weight="bold" officeooo:rsid="0022c32f" style:font-size-asian="12pt" style:font-weight-asian="bold" style:font-name-complex="Calibri Light2" style:font-size-complex="12pt"/>
    </style:style>
    <style:style style:name="T4" style:family="text">
      <style:text-properties style:font-name="Calibri Light" fo:font-size="12pt" fo:font-weight="bold" officeooo:rsid="001726ab" style:font-size-asian="12pt" style:font-weight-asian="bold" style:font-name-complex="Calibri Light2" style:font-size-complex="12pt" style:font-weight-complex="normal"/>
    </style:style>
    <style:style style:name="T5" style:family="text">
      <style:text-properties style:font-name="Calibri Light" fo:font-size="12pt" fo:font-weight="bold" officeooo:rsid="002a9013" style:font-size-asian="12pt" style:font-weight-asian="bold" style:font-name-complex="Calibri Light2" style:font-size-complex="12pt" style:font-weight-complex="normal"/>
    </style:style>
    <style:style style:name="T6" style:family="text">
      <style:text-properties style:font-name="Calibri Light" fo:font-size="12pt" fo:font-weight="normal" officeooo:rsid="001726ab" style:font-size-asian="12pt" style:font-weight-asian="normal" style:font-name-complex="Calibri Light2" style:font-size-complex="12pt" style:font-weight-complex="normal"/>
    </style:style>
    <style:style style:name="T7" style:family="text">
      <style:text-properties style:font-name="Calibri Light" fo:font-size="12pt" fo:font-weight="normal" officeooo:rsid="001b2f7e" style:font-size-asian="12pt" style:font-weight-asian="normal" style:font-name-complex="Calibri Light2" style:font-size-complex="12pt" style:font-weight-complex="normal"/>
    </style:style>
    <style:style style:name="T8" style:family="text">
      <style:text-properties style:font-name="Calibri Light" fo:font-size="12pt" fo:font-weight="normal" officeooo:rsid="0015a2d9" style:font-size-asian="12pt" style:font-weight-asian="normal" style:font-name-complex="Calibri Light2" style:font-size-complex="12pt" style:font-weight-complex="normal"/>
    </style:style>
    <style:style style:name="T9" style:family="text">
      <style:text-properties style:font-name="Calibri Light" fo:font-size="12pt" fo:font-weight="normal" officeooo:rsid="00287afa" style:font-size-asian="12pt" style:font-weight-asian="normal" style:font-name-complex="Calibri Light2" style:font-size-complex="12pt" style:font-weight-complex="normal"/>
    </style:style>
    <style:style style:name="T10" style:family="text">
      <style:text-properties style:font-name="Calibri Light" fo:font-size="12pt" fo:font-weight="normal" officeooo:rsid="002a9013" style:font-size-asian="12pt" style:font-weight-asian="normal" style:font-name-complex="Calibri Light2" style:font-size-complex="12pt" style:font-weight-complex="normal"/>
    </style:style>
    <style:style style:name="T11" style:family="text">
      <style:text-properties style:font-name="Calibri Light" fo:font-weight="normal" officeooo:rsid="001baa17" style:font-weight-asian="normal" style:font-name-complex="Calibri Light2" style:font-weight-complex="normal"/>
    </style:style>
    <style:style style:name="T12" style:family="text">
      <style:text-properties style:font-name="Calibri Light" fo:font-weight="normal" officeooo:rsid="0022c32f" style:font-weight-asian="normal" style:font-name-complex="Calibri Light2" style:font-weight-complex="normal"/>
    </style:style>
    <style:style style:name="T13" style:family="text">
      <style:text-properties style:font-name="Calibri Light" fo:font-weight="normal" officeooo:rsid="002a9013" style:font-weight-asian="normal" style:font-name-complex="Calibri Light2" style:font-weight-complex="normal"/>
    </style:style>
    <style:style style:name="T14" style:family="text">
      <style:text-properties style:font-name="Calibri Light" fo:font-size="13pt" fo:font-weight="bold" style:font-size-asian="13pt" style:font-weight-asian="bold" style:font-name-complex="Calibri Light2" style:font-size-complex="13pt"/>
    </style:style>
    <style:style style:name="T15" style:family="text">
      <style:text-properties style:font-name="Calibri Light" fo:font-size="13pt" fo:font-weight="bold" officeooo:rsid="001ae7a6" style:font-size-asian="13pt" style:font-weight-asian="bold" style:font-name-complex="Calibri Light2" style:font-size-complex="13pt"/>
    </style:style>
    <style:style style:name="T16" style:family="text">
      <style:text-properties style:font-name="Calibri Light" fo:font-size="13pt" fo:font-weight="bold" officeooo:rsid="00212da5" style:font-size-asian="13pt" style:font-weight-asian="bold" style:font-name-complex="Calibri Light2" style:font-size-complex="13pt"/>
    </style:style>
    <style:style style:name="T17" style:family="text">
      <style:text-properties style:font-name="Calibri Light" fo:font-size="13pt" fo:font-weight="bold" officeooo:rsid="002a9013" style:font-size-asian="13pt" style:font-weight-asian="bold" style:font-name-complex="Calibri Light2" style:font-size-complex="13pt"/>
    </style:style>
    <style:style style:name="T18" style:family="text">
      <style:text-properties style:font-name="Calibri Light1" fo:font-size="11pt" fo:font-style="normal" fo:font-weight="normal" officeooo:rsid="001aaa0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9" style:family="text">
      <style:text-properties style:font-name="Calibri Light1" fo:font-size="11pt" fo:font-style="normal" fo:font-weight="normal" officeooo:rsid="001b2f7e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20" style:family="text">
      <style:text-properties style:font-name="Calibri Light1" fo:font-size="11pt" fo:font-style="normal" fo:font-weight="normal" officeooo:rsid="002a9013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21" style:family="text">
      <style:text-properties style:font-name="Calibri Light1" fo:font-size="11pt" fo:font-weight="normal" officeooo:rsid="002967cb" style:font-size-asian="11pt" style:font-weight-asian="normal" style:font-name-complex="Calibri Light2" style:font-size-complex="11pt" style:font-weight-complex="normal"/>
    </style:style>
    <style:style style:name="T22" style:family="text">
      <style:text-properties fo:font-weight="bold" style:font-weight-asian="bold" style:font-name-complex="Calibri Light2"/>
    </style:style>
    <style:style style:name="T23" style:family="text">
      <style:text-properties fo:font-weight="bold" officeooo:rsid="001726ab" style:font-weight-asian="bold" style:font-name-complex="Calibri Light2"/>
    </style:style>
    <style:style style:name="T24" style:family="text">
      <style:text-properties fo:font-weight="bold" officeooo:rsid="001aaa02" style:font-weight-asian="bold" style:font-name-complex="Calibri Light2" style:font-weight-complex="normal"/>
    </style:style>
    <style:style style:name="T25" style:family="text">
      <style:text-properties fo:font-weight="bold" officeooo:rsid="0022c32f" style:font-weight-asian="bold" style:font-name-complex="Calibri Light2" style:font-weight-complex="normal"/>
    </style:style>
    <style:style style:name="T26" style:family="text">
      <style:text-properties fo:font-weight="bold" officeooo:rsid="001726ab" style:font-weight-asian="bold" style:font-name-complex="Calibri Light2" style:font-weight-complex="normal"/>
    </style:style>
    <style:style style:name="T27" style:family="text">
      <style:text-properties fo:font-weight="bold" officeooo:rsid="002967cb" style:font-weight-asian="bold" style:font-name-complex="Calibri Light2" style:font-weight-complex="normal"/>
    </style:style>
    <style:style style:name="T28" style:family="text">
      <style:text-properties fo:font-weight="bold" officeooo:rsid="00212da5" style:font-weight-asian="bold" style:font-name-complex="Calibri Light2"/>
    </style:style>
    <style:style style:name="T29" style:family="text">
      <style:text-properties fo:font-weight="bold" style:font-weight-asian="bold" style:font-name-complex="Calibri Light2" style:font-weight-complex="bold"/>
    </style:style>
    <style:style style:name="T30" style:family="text">
      <style:text-properties fo:font-weight="bold" officeooo:rsid="0022c32f" style:font-weight-asian="bold" style:font-name-complex="Calibri Light2"/>
    </style:style>
    <style:style style:name="T31" style:family="text">
      <style:text-properties fo:font-weight="bold" officeooo:rsid="002967cb" style:font-weight-asian="bold" style:font-name-complex="Calibri Light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normal" style:font-weight-asian="normal" style:font-name-complex="Calibri Light2" style:font-weight-complex="normal"/>
    </style:style>
    <style:style style:name="T34" style:family="text">
      <style:text-properties fo:font-weight="normal" officeooo:rsid="001726ab" style:font-weight-asian="normal" style:font-name-complex="Calibri Light2" style:font-weight-complex="normal"/>
    </style:style>
    <style:style style:name="T35" style:family="text">
      <style:text-properties fo:font-weight="normal" officeooo:rsid="001aaa02" style:font-weight-asian="normal" style:font-name-complex="Calibri Light2" style:font-weight-complex="normal"/>
    </style:style>
    <style:style style:name="T36" style:family="text">
      <style:text-properties fo:font-weight="normal" officeooo:rsid="0020194f" style:font-weight-asian="normal" style:font-name-complex="Calibri Light2" style:font-weight-complex="normal"/>
    </style:style>
    <style:style style:name="T37" style:family="text">
      <style:text-properties fo:font-weight="normal" officeooo:rsid="00212da5" style:font-weight-asian="normal" style:font-name-complex="Calibri Light2" style:font-weight-complex="normal"/>
    </style:style>
    <style:style style:name="T38" style:family="text">
      <style:text-properties fo:font-weight="normal" officeooo:rsid="0022c32f" style:font-weight-asian="normal" style:font-name-complex="Calibri Light2" style:font-weight-complex="normal"/>
    </style:style>
    <style:style style:name="T39" style:family="text">
      <style:text-properties fo:font-weight="normal" officeooo:rsid="002967cb" style:font-weight-asian="normal" style:font-name-complex="Calibri Light2" style:font-weight-complex="normal"/>
    </style:style>
    <style:style style:name="T40" style:family="text">
      <style:text-properties fo:font-weight="normal" officeooo:rsid="002a9013" style:font-weight-asian="normal" style:font-name-complex="Calibri Light2" style:font-weight-complex="normal"/>
    </style:style>
    <style:style style:name="T41" style:family="text">
      <style:text-properties fo:font-weight="normal" officeooo:rsid="002cfa33" style:font-weight-asian="normal" style:font-name-complex="Calibri Light2" style:font-weight-complex="normal"/>
    </style:style>
    <style:style style:name="T42" style:family="text">
      <style:text-properties fo:font-weight="normal" officeooo:rsid="003076df" style:font-weight-asian="normal" style:font-name-complex="Calibri Light2" style:font-weight-complex="normal"/>
    </style:style>
    <style:style style:name="T43" style:family="text">
      <style:text-properties style:font-name="Calibri Light3" fo:font-size="11pt" fo:font-weight="bold" officeooo:rsid="0022c32f" style:font-size-asian="11pt" style:font-weight-asian="bold" style:font-name-complex="Calibri Light2" style:font-size-complex="11pt" style:font-weight-complex="bold"/>
    </style:style>
    <style:style style:name="T44" style:family="text">
      <style:text-properties style:font-name="Calibri Light3" fo:font-size="11pt" fo:font-weight="bold" officeooo:rsid="001aaa02" style:font-size-asian="11pt" style:font-weight-asian="bold" style:font-name-complex="Calibri Light2" style:font-size-complex="11pt" style:font-weight-complex="bold"/>
    </style:style>
    <style:style style:name="T45" style:family="text">
      <style:text-properties style:font-name="Calibri Light3" fo:font-size="11pt" fo:font-weight="normal" officeooo:rsid="001aaa02" style:font-size-asian="11pt" style:font-weight-asian="normal" style:font-name-complex="Calibri Light2" style:font-size-complex="11pt" style:font-weight-complex="normal"/>
    </style:style>
    <style:style style:name="T46" style:family="text">
      <style:text-properties style:font-name="Calibri Light3" fo:font-weight="normal" officeooo:rsid="002a9013" style:font-weight-asian="normal" style:font-name-complex="Calibri Light2" style:font-weight-complex="normal"/>
    </style:style>
    <style:style style:name="T47" style:family="text">
      <style:text-properties style:font-name="Calibri Light3" fo:font-size="9pt" fo:font-weight="normal" officeooo:rsid="002a9013" style:font-size-asian="9pt" style:font-weight-asian="normal" style:font-name-complex="Calibri Light2" style:font-size-complex="9pt" style:font-weight-complex="normal"/>
    </style:style>
    <style:style style:name="T48" style:family="text">
      <style:text-properties style:font-name="Calibri Light3" fo:font-size="9pt" fo:font-weight="normal" officeooo:rsid="002d6f13" style:font-size-asian="9pt" style:font-weight-asian="normal" style:font-name-complex="Calibri Light2" style:font-size-complex="9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6">C</text:span><text:span text:style-name="T15">reación Tabla</text:span><text:span text:style-name="T17">s </text:span><text:span text:style-name="T15">-</text:span><text:span text:style-name="T14"> MySQL</text:span></text:p>
      <text:p text:style-name="P1">Realiza los siguientes ejercicios prácticos en Mysql Workbench.</text:p>
      <text:p text:style-name="P2"><text:span text:style-name="T2">Ejercicio 1.- </text:span><text:span text:style-name="T8">Crea una BD de nombre </text:span><text:span text:style-name="T9">LIGA_EA</text:span><text:span text:style-name="T8">.</text:span></text:p>
      <text:p text:style-name="P2"><text:span text:style-name="T1">Ejercicio </text:span><text:span text:style-name="T3">2</text:span><text:span text:style-name="T1">.- </text:span><text:span text:style-name="T6">Crea una tabla </text:span><text:span text:style-name="T9">JUGADOR</text:span><text:span text:style-name="T7"> en la BD </text:span><text:span text:style-name="T9">LIGA_EA</text:span><text:span text:style-name="T7"> con los siguientes contenidos.</text:span></text:p>
      <text:list text:style-name="L1">
        <text:list-item>
          <text:p text:style-name="P9"><text:span text:style-name="T30">DNI</text:span><text:span text:style-name="T28">:</text:span><text:span text:style-name="T23"> </text:span><text:span text:style-name="T36">contenido </text:span><text:span text:style-name="T34">de tipo </text:span><text:span text:style-name="T40">caracteres</text:span></text:p>
          <text:list>
            <text:list-item>
              <text:list>
                <text:list-item>
                  <text:p text:style-name="P14"><text:span text:style-name="T39">E</text:span><text:span text:style-name="T33">l valor DNI deberá tener ex</text:span><text:span text:style-name="T41">a</text:span><text:span text:style-name="T33">ctamente 9 caracteres</text:span></text:p>
                </text:list-item>
              </text:list>
            </text:list-item>
          </text:list>
        </text:list-item>
        <text:list-item>
          <text:p text:style-name="P11"><text:span text:style-name="T22">Nombre: </text:span><text:span text:style-name="T35">contenido de tipo caracteres (</text:span><text:span text:style-name="T40">máximo </text:span><text:span text:style-name="T39">20 caracteres</text:span><text:span text:style-name="T40">)</text:span></text:p>
          <text:list>
            <text:list-item>
              <text:list>
                <text:list-item>
                  <text:p text:style-name="P15">El campo Nombre deberá tener 10 caracteres mínimo</text:p>
                </text:list-item>
              </text:list>
            </text:list-item>
          </text:list>
        </text:list-item>
        <text:list-item>
          <text:p text:style-name="P11"><text:span text:style-name="T25">Apellido</text:span><text:span text:style-name="T24">: </text:span><text:span text:style-name="T35">contenido de tipo caracteres (máximo </text:span><text:span text:style-name="T38">2</text:span><text:span text:style-name="T37">0</text:span><text:span text:style-name="T35"> caracteres)</text:span></text:p>
        </text:list-item>
        <text:list-item>
          <text:p text:style-name="P7"><text:span text:style-name="T43">Altura</text:span><text:span text:style-name="T44">:</text:span><text:span text:style-name="T45"> </text:span><text:span text:style-name="T18">contenido de tipo </text:span><text:span text:style-name="T19">decimal </text:span><text:span text:style-name="T20">(máximo 2 decimales)</text:span></text:p>
          <text:list>
            <text:list-item>
              <text:list>
                <text:list-item>
                  <text:p text:style-name="P16"><text:span text:style-name="T12">El </text:span><text:span text:style-name="T46">campo</text:span><text:span text:style-name="T12"> </text:span><text:span text:style-name="T13">A</text:span><text:span text:style-name="T12">ltura deberá estar entre</text:span><text:span text:style-name="T11"> </text:span><text:span text:style-name="T21">1.50 y 2.10</text:span></text:p>
                </text:list-item>
              </text:list>
            </text:list-item>
          </text:list>
        </text:list-item>
        <text:list-item>
          <text:p text:style-name="P9"><text:span text:style-name="T27">Posición</text:span><text:span text:style-name="T26">: </text:span><text:span text:style-name="T37">contenido</text:span><text:span text:style-name="T35"> </text:span><text:span text:style-name="T34">con </text:span><text:span text:style-name="T42">4</text:span><text:span text:style-name="T34"> valores posibles </text:span><text:span text:style-name="T33">(</text:span><text:span text:style-name="T39">Portero</text:span><text:span text:style-name="T33">, </text:span><text:span text:style-name="T39">Defensa, Medio</text:span><text:span text:style-name="T33"> </text:span><text:span text:style-name="T39">o Delantero</text:span><text:span text:style-name="T33">)</text:span></text:p>
          <text:list>
            <text:list-item>
              <text:list>
                <text:list-item>
                  <text:p text:style-name="P15">El campo Posición, por defecto, será NO DEFINIDO</text:p>
                </text:list-item>
              </text:list>
            </text:list-item>
          </text:list>
        </text:list-item>
        <text:list-item>
          <text:p text:style-name="P10"><text:span text:style-name="T31">Fecha_nacimiento</text:span><text:span text:style-name="T23">: </text:span><text:span text:style-name="T38">contenido de tipo </text:span><text:span text:style-name="T39">fecha </text:span></text:p>
          <text:list>
            <text:list-item>
              <text:list>
                <text:list-item>
                  <text:p text:style-name="P15">El campo Fecha_nacimiento deberá estar entre marzo y octubre (ambos incluidos)</text:p>
                </text:list-item>
              </text:list>
            </text:list-item>
          </text:list>
        </text:list-item>
        <text:list-item>
          <text:p text:style-name="P12"><text:span text:style-name="T29">Email: </text:span><text:span text:style-name="T33">contenido de tipo caracteres (máximo 30 caracteres)</text:span></text:p>
          <text:list>
            <text:list-item>
              <text:list>
                <text:list-item>
                  <text:p text:style-name="P15">El campo Email deberá contener el carácter @</text:p>
                </text:list-item>
              </text:list>
            </text:list-item>
          </text:list>
        </text:list-item>
        <text:list-item>
          <text:p text:style-name="P12"><text:span text:style-name="T29">Dirección:</text:span><text:span text:style-name="T33"> contenido de tipo caracteres (máximo 100 caracteres)</text:span></text:p>
          <text:list>
            <text:list-item>
              <text:list>
                <text:list-item>
                  <text:p text:style-name="P15">El campo Dirección deberá contener la palabra “Calle o Avenida”</text:p>
                </text:list-item>
              </text:list>
            </text:list-item>
          </text:list>
        </text:list-item>
        <text:list-item>
          <text:p text:style-name="P13"><text:span text:style-name="T32">Clave:</text:span> contenido de tipo caracteres (máximo 15 caracteres)</text:p>
          <text:list>
            <text:list-item>
              <text:list>
                <text:list-item>
                  <text:p text:style-name="P8"><text:span text:style-name="T47">El campo Clave deberá tener 8 caract</text:span><text:span text:style-name="T48">e</text:span><text:span text:style-name="T47">res mínimo</text:span></text:p>
                </text:list-item>
              </text:list>
            </text:list-item>
          </text:list>
        </text:list-item>
      </text:list>
      <text:p text:style-name="P4"><text:span text:style-name="T4">Ejercicio </text:span><text:span text:style-name="T5">3</text:span><text:span text:style-name="T4">.- </text:span><text:span text:style-name="T10">Inserta valores en la tabla JUGADOR para comprobar que todas las restricciones se han creado de forma correcta.</text:span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or</meta:initial-creator>
    <meta:editing-cycles>23</meta:editing-cycles>
    <meta:creation-date>2020-02-04T19:59:00</meta:creation-date>
    <dc:date>2024-02-01T12:27:45.260000000</dc:date>
    <dc:language>es-ES</dc:language>
    <meta:editing-duration>PT1H54M36S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22" meta:word-count="210" meta:character-count="1289" meta:non-whitespace-character-count="1117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